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tyle="normal" fo:font-weight="normal" officeooo:rsid="0010598a" officeooo:paragraph-rsid="0010598a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fo:font-style="normal" fo:font-weight="normal" officeooo:rsid="0011ba7a" officeooo:paragraph-rsid="0011ba7a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color="#780373" fo:font-style="normal" fo:font-weight="normal" officeooo:rsid="0010598a" officeooo:paragraph-rsid="0010598a" style:font-style-asian="normal" style:font-weight-asian="normal" style:font-style-complex="normal" style:font-weight-complex="normal"/>
    </style:style>
    <style:style style:name="P4" style:family="paragraph" style:parent-style-name="Preformatted_20_Text">
      <style:text-properties fo:color="#780373" fo:font-style="normal" fo:font-weight="normal" officeooo:rsid="001582b5" officeooo:paragraph-rsid="001582b5" style:font-style-asian="normal" style:font-weight-asian="normal" style:font-style-complex="normal" style:font-weight-complex="normal"/>
    </style:style>
    <style:style style:name="P5" style:family="paragraph" style:parent-style-name="Preformatted_20_Text">
      <style:text-properties fo:color="#780373" fo:font-style="normal" fo:font-weight="normal" officeooo:rsid="00193ac9" officeooo:paragraph-rsid="00193ac9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11ba7a" officeooo:paragraph-rsid="0011ba7a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1582b5" officeooo:paragraph-rsid="001582b5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1d31f5" officeooo:paragraph-rsid="001d31f5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1dc3b8" officeooo:paragraph-rsid="001dc3b8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1f67d8" officeooo:paragraph-rsid="001f67d8" fo:background-color="#ffff00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normal" officeooo:rsid="001f67d8" officeooo:paragraph-rsid="0021b08a" fo:background-color="#ffff00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21b08a" officeooo:paragraph-rsid="0021b08a" fo:background-color="#ffff00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style:use-window-font-color="true" fo:font-style="normal" fo:font-weight="normal" officeooo:rsid="0021d6ef" officeooo:paragraph-rsid="0021d6ef" fo:background-color="#ffff00" style:font-style-asian="normal" style:font-weight-asian="normal" style:font-style-complex="normal" style:font-weight-complex="normal"/>
    </style:style>
    <style:style style:name="T1" style:family="text">
      <style:text-properties fo:color="#780373"/>
    </style:style>
    <style:style style:name="T2" style:family="text">
      <style:text-properties fo:color="#780373" officeooo:rsid="0013b295"/>
    </style:style>
    <style:style style:name="T3" style:family="text">
      <style:text-properties fo:color="#780373" fo:background-color="transparent" loext:char-shading-value="0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officeooo:rsid="0013b295"/>
    </style:style>
    <style:style style:name="T6" style:family="text">
      <style:text-properties style:use-window-font-color="true" officeooo:rsid="001b3490"/>
    </style:style>
    <style:style style:name="T7" style:family="text">
      <style:text-properties style:use-window-font-color="true" officeooo:rsid="00207132"/>
    </style:style>
    <style:style style:name="T8" style:family="text">
      <style:text-properties style:use-window-font-color="true" fo:background-color="transparent" loext:char-shading-value="0"/>
    </style:style>
    <style:style style:name="T9" style:family="text">
      <style:text-properties style:use-window-font-color="true" officeooo:rsid="00207132" fo:background-color="transparent" loext:char-shading-value="0"/>
    </style:style>
    <style:style style:name="T10" style:family="text">
      <style:text-properties fo:color="#000000" officeooo:rsid="001b3490"/>
    </style:style>
    <style:style style:name="T11" style:family="text">
      <style:text-properties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d папка проекта</text:span> переходим в дирректорию проекта</text:p>
      <text:p text:style-name="P1"><text:span text:style-name="T1">git init </text:span>инициация гит в дирректории, создается скрытый каталог .git</text:p>
      <text:p text:style-name="P3">git config --local user.name "Oleg" <text:span text:style-name="T4">создаем локального (или глобального) пользователя</text:span></text:p>
      <text:p text:style-name="P3">git config --local user.email "<text:a xlink:type="simple" xlink:href="mailto:oleg-sultan@rambler.ru" text:style-name="Internet_20_link" text:visited-style-name="Visited_20_Internet_20_Link">oleg-sultan@rambler.ru</text:a>” <text:span text:style-name="T4">задаем эл.почту</text:span></text:p>
      <text:p text:style-name="P2"><text:span text:style-name="T1">git add</text:span> -A добавляем в контроль всё (можно отдельные файлы)</text:p>
      <text:p text:style-name="P2"><text:span text:style-name="T1">git status</text:span> проверка текущих файлов под контролем в данной директории</text:p>
      <text:p text:style-name="P2"><text:span text:style-name="T1">git commit -a -m"first_commit" </text:span><text:span text:style-name="T5">коммитим файлы с сообщением (запускаем отслеживание)</text:span></text:p>
      <text:p text:style-name="P7"><text:span text:style-name="T2">g</text:span><text:span text:style-name="T1">it log </text:span><text:span text:style-name="T4">смотрим версии коммитов</text:span></text:p>
      <text:p text:style-name="P8"><text:span text:style-name="T4"/></text:p>
      <text:p text:style-name="P8"><text:span text:style-name="T4">Это делать на другой машине! В школе например</text:span></text:p>
      <text:p text:style-name="P4"><text:bookmark text:name="empty-setup-push-repo-echo"/>git remote add origin <text:a xlink:type="simple" xlink:href="https://github.com/GLiese-S/vivld.git" text:style-name="Internet_20_link" text:visited-style-name="Visited_20_Internet_20_Link">https://github.com/GLiese-S/vivld.git</text:a> <text:span text:style-name="T6">добавляем,копируя это на гитхабе в терминал, когда в дирректории уже</text:span></text:p>
      <text:p text:style-name="P4"><text:bookmark text:name="empty-setup-push-repo-echo1"/>git push -u origin master <text:span text:style-name="T10">это тоже к пункту выше</text:span></text:p>
      <text:p text:style-name="P5">git clone <text:span text:style-name="T4">клонируем на новой машине, ссылку берем на гитхабе</text:span></text:p>
      <text:p text:style-name="P7"><text:span text:style-name="T4"/></text:p>
      <text:p text:style-name="P9"><text:span text:style-name="T4">Это делать дома, если работали где-то</text:span></text:p>
      <text:p text:style-name="P10"><text:span text:style-name="T3">git pull</text:span><text:span text:style-name="T8"> </text:span><text:span text:style-name="T9"><text:s/>загружаем обновление в своей дирректории</text:span></text:p>
      <text:p text:style-name="P10"><text:span text:style-name="T9"/></text:p>
      <text:p text:style-name="P12"><text:span text:style-name="T9">Е</text:span><text:span text:style-name="T8">сли кто-то что-то добавляет на самом сервере, например редми</text:span></text:p>
      <text:p text:style-name="P11"><text:span text:style-name="T3">git pull</text:span></text:p>
      <text:p text:style-name="P11"><text:span text:style-name="T3"/></text:p>
      <text:p text:style-name="P13"><text:span text:style-name="T11">можно прописать файл ГИТИГНОР, в котором укажем те файлы и папки, которые постоянно копировать не нужно!</text:span></text:p>
      <text:p text:style-name="P12"><text:span text:style-name="T8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4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17" meta:word-count="154" meta:character-count="1053" meta:non-whitespace-character-count="917"/>
  </office:meta>
</office:document-meta>
</file>